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1" svg:font-family="FreeSerif" style:font-family-generic="roman" style:font-pitch="variable"/>
    <style:font-face style:name="FreeSerif" svg:font-family="FreeSerif" style:font-adornments="Félkövér dőlt" style:font-family-generic="roman" style:font-pitch="variable"/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2" style:family="table">
      <style:table-properties style:width="6.6194in" fo:margin-left="0in" fo:margin-right="0.0729in" table:align="margins" style:may-break-between-rows="false"/>
    </style:style>
    <style:style style:name="Táblázat2.A" style:family="table-column">
      <style:table-column-properties style:column-width="0.8326in" style:rel-column-width="8246*"/>
    </style:style>
    <style:style style:name="Táblázat2.B" style:family="table-column">
      <style:table-column-properties style:column-width="1.8486in" style:rel-column-width="18302*"/>
    </style:style>
    <style:style style:name="Táblázat2.C" style:family="table-column">
      <style:table-column-properties style:column-width="3.9382in" style:rel-column-width="38987*"/>
    </style:style>
    <style:style style:name="Táblázat2.1" style:family="table-row">
      <style:table-row-properties style:min-row-height="0.2556in"/>
    </style:style>
    <style:style style:name="Táblázat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style:vertical-align="middle" fo:padding="0.0382in" fo:border="0.05pt solid #000000"/>
    </style:style>
    <style:style style:name="Táblázat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" style:family="table">
      <style:table-properties style:width="6.0326in" table:align="left" style:may-break-between-rows="false"/>
    </style:style>
    <style:style style:name="Táblázat1.A" style:family="table-column">
      <style:table-column-properties style:column-width="1.809in"/>
    </style:style>
    <style:style style:name="Táblázat1.B" style:family="table-column">
      <style:table-column-properties style:column-width="0.7208in"/>
    </style:style>
    <style:style style:name="Táblázat1.C" style:family="table-column">
      <style:table-column-properties style:column-width="0.0944in"/>
    </style:style>
    <style:style style:name="Táblázat1.D" style:family="table-column">
      <style:table-column-properties style:column-width="1.6569in"/>
    </style:style>
    <style:style style:name="Táblázat1.E" style:family="table-column">
      <style:table-column-properties style:column-width="0.7778in"/>
    </style:style>
    <style:style style:name="Táblázat1.F" style:family="table-column">
      <style:table-column-properties style:column-width="0.9736in"/>
    </style:style>
    <style:style style:name="Táblázat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1.B1" style:family="table-cell">
      <style:table-cell-properties style:vertical-align="middle" fo:padding="0.0382in" fo:border="0.05pt solid #000000"/>
    </style:style>
    <style:style style:name="Táblázat1.C1" style:family="table-cell">
      <style:table-cell-properties fo:padding="0.0382in" fo:border="none"/>
    </style:style>
    <style:style style:name="Táblázat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.C2" style:family="table-cell">
      <style:table-cell-properties fo:padding="0.0382in" fo:border="none"/>
    </style:style>
    <style:style style:name="Táblázat1.C3" style:family="table-cell">
      <style:table-cell-properties fo:padding="0.0382in" fo:border="none"/>
    </style:style>
    <style:style style:name="Táblázat1.C4" style:family="table-cell">
      <style:table-cell-properties fo:padding="0.0382in" fo:border="none"/>
    </style:style>
    <style:style style:name="Táblázat1.C5" style:family="table-cell">
      <style:table-cell-properties fo:padding="0.0382in" fo:border="none"/>
    </style:style>
    <style:style style:name="Táblázat1.D5" style:family="table-cell">
      <style:table-cell-properties fo:padding="0.0382in" fo:border="none"/>
    </style:style>
    <style:style style:name="Táblázat1.E5" style:family="table-cell">
      <style:table-cell-properties fo:padding="0.0382in" fo:border="none"/>
    </style:style>
    <style:style style:name="Táblázat1.F5" style:family="table-cell">
      <style:table-cell-properties fo:padding="0.0382in" fo:border="none"/>
    </style:style>
    <style:style style:name="Táblázat3" style:family="table">
      <style:table-properties style:width="6.0326in" table:align="left" style:may-break-between-rows="false"/>
    </style:style>
    <style:style style:name="Táblázat3.A" style:family="table-column">
      <style:table-column-properties style:column-width="1.3264in"/>
    </style:style>
    <style:style style:name="Táblázat3.B" style:family="table-column">
      <style:table-column-properties style:column-width="0.7757in"/>
    </style:style>
    <style:style style:name="Táblázat3.C" style:family="table-column">
      <style:table-column-properties style:column-width="0.7771in"/>
    </style:style>
    <style:style style:name="Táblázat3.D" style:family="table-column">
      <style:table-column-properties style:column-width="0.1236in"/>
    </style:style>
    <style:style style:name="Táblázat3.E" style:family="table-column">
      <style:table-column-properties style:column-width="1.4486in"/>
    </style:style>
    <style:style style:name="Táblázat3.F" style:family="table-column">
      <style:table-column-properties style:column-width="0.7903in"/>
    </style:style>
    <style:style style:name="Táblázat3.G" style:family="table-column">
      <style:table-column-properties style:column-width="0.791in"/>
    </style:style>
    <style:style style:name="Táblázat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D1" style:family="table-cell">
      <style:table-cell-properties style:vertical-align="middle" fo:padding="0.0382in" fo:border="none"/>
    </style:style>
    <style:style style:name="Táblázat3.F1" style:family="table-cell">
      <style:table-cell-properties style:vertical-align="middle"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382in" fo:border="none"/>
    </style:style>
    <style:style style:name="Táblázat3.E5" style:family="table-cell">
      <style:table-cell-properties fo:padding="0.0382in" fo:border-left="0.05pt solid #000000" fo:border-right="none" fo:border-top="none" fo:border-bottom="0.05pt solid #000000"/>
    </style:style>
    <style:style style:name="Táblázat3.F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G5" style:family="table-cell">
      <style:table-cell-properties fo:padding="0.0382in" fo:border="none"/>
    </style:style>
    <style:style style:name="Táblázat4" style:family="table">
      <style:table-properties style:width="6.0326in" table:align="left" style:may-break-between-rows="false"/>
    </style:style>
    <style:style style:name="Táblázat4.A" style:family="table-column">
      <style:table-column-properties style:column-width="1.3264in"/>
    </style:style>
    <style:style style:name="Táblázat4.B" style:family="table-column">
      <style:table-column-properties style:column-width="0.7757in"/>
    </style:style>
    <style:style style:name="Táblázat4.C" style:family="table-column">
      <style:table-column-properties style:column-width="0.7771in"/>
    </style:style>
    <style:style style:name="Táblázat4.D" style:family="table-column">
      <style:table-column-properties style:column-width="0.1236in"/>
    </style:style>
    <style:style style:name="Táblázat4.E" style:family="table-column">
      <style:table-column-properties style:column-width="1.4486in"/>
    </style:style>
    <style:style style:name="Táblázat4.F" style:family="table-column">
      <style:table-column-properties style:column-width="0.7903in"/>
    </style:style>
    <style:style style:name="Táblázat4.G" style:family="table-column">
      <style:table-column-properties style:column-width="0.791in"/>
    </style:style>
    <style:style style:name="Táblázat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382in" fo:border="0.05pt solid #000000"/>
    </style:style>
    <style:style style:name="Táblázat4.D1" style:family="table-cell">
      <style:table-cell-properties style:vertical-align="middle" fo:padding="0.0382in" fo:border="none"/>
    </style:style>
    <style:style style:name="Táblázat4.F1" style:family="table-cell">
      <style:table-cell-properties style:vertical-align="middle" fo:padding="0.0382in" fo:border="0.05pt solid #000000"/>
    </style:style>
    <style:style style:name="Táblázat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D5" style:family="table-cell">
      <style:table-cell-properties fo:padding="0.0382in" fo:border="none"/>
    </style:style>
    <style:style style:name="Táblázat4.E5" style:family="table-cell">
      <style:table-cell-properties fo:padding="0.0382in" fo:border-left="0.05pt solid #000000" fo:border-right="none" fo:border-top="none" fo:border-bottom="0.05pt solid #000000"/>
    </style:style>
    <style:style style:name="Táblázat4.F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.G5" style:family="table-cell">
      <style:table-cell-properties fo:padding="0.0382in" fo:border="none"/>
    </style:style>
    <style:style style:name="P1" style:family="paragraph" style:parent-style-name="Standard">
      <style:text-properties style:font-name="FreeSerif1"/>
    </style:style>
    <style:style style:name="P2" style:family="paragraph" style:parent-style-name="Standard">
      <style:text-properties style:font-name="FreeSerif1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style:font-name="FreeSerif1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Serif1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Serif1"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style:font-name="FreeSerif1"/>
    </style:style>
    <style:style style:name="P9" style:family="paragraph" style:parent-style-name="Text_20_body">
      <style:text-properties fo:background-color="#ff0000"/>
    </style:style>
    <style:style style:name="P10" style:family="paragraph" style:parent-style-name="Table_20_Contents">
      <style:text-properties style:font-name="FreeSerif1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erif1" fo:font-size="10pt" style:font-size-asian="10pt" style:font-size-complex="10pt"/>
    </style:style>
    <style:style style:name="P12" style:family="paragraph" style:parent-style-name="Table_20_Contents">
      <style:text-properties style:font-name="FreeSerif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erif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erif1" fo:font-size="10pt" fo:background-color="transparent" style:font-size-asian="10pt" style:font-size-complex="10pt"/>
    </style:style>
    <style:style style:name="P15" style:family="paragraph" style:parent-style-name="Table_20_Contents">
      <style:text-properties style:font-name="FreeSerif1" fo:font-size="10pt" fo:background-color="#ff66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erif1" fo:font-size="10pt" fo:background-color="#ff663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erif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erif1" fo:font-size="10pt" fo:background-color="#ff000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eeSerif1" fo:font-size="10pt" fo:background-color="#ffff0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erif1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FreeSerif1" fo:font-size="9pt" style:font-size-asian="9pt" style:font-size-complex="9pt"/>
    </style:style>
    <style:style style:name="P22" style:family="paragraph" style:parent-style-name="Table_20_Contents">
      <style:text-properties fo:color="#ff0000" style:font-name="FreeSerif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FreeSerif1" fo:font-size="10pt" style:font-size-asian="10pt" style:font-size-complex="10pt"/>
    </style:style>
    <style:style style:name="P24" style:family="paragraph" style:parent-style-name="Heading_20_2">
      <style:text-properties style:font-name="FreeSerif1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style:font-name="FreeSerif1"/>
    </style:style>
    <style:style style:name="P27" style:family="paragraph" style:parent-style-name="Standard" style:list-style-name="L1">
      <style:text-properties style:font-name="FreeSerif1"/>
    </style:style>
    <style:style style:name="P28" style:family="paragraph" style:parent-style-name="Standard">
      <style:text-properties style:font-name="FreeSerif1" officeooo:rsid="00121559" officeooo:paragraph-rsid="00121559"/>
    </style:style>
    <style:style style:name="P29" style:family="paragraph" style:parent-style-name="Standard">
      <style:paragraph-properties fo:text-align="justify" style:justify-single-word="false"/>
      <style:text-properties style:font-name="FreeSerif1" officeooo:rsid="00121559" officeooo:paragraph-rsid="00121559"/>
    </style:style>
    <style:style style:name="P30" style:family="paragraph" style:parent-style-name="Standard">
      <style:text-properties style:font-name="FreeSerif1" fo:background-color="#990000"/>
    </style:style>
    <style:style style:name="P31" style:family="paragraph" style:parent-style-name="Standard" style:list-style-name="L1">
      <style:paragraph-properties fo:margin-left="0.4925in" fo:margin-right="0in" fo:text-indent="0in" style:auto-text-indent="false"/>
      <style:text-properties style:font-name="FreeSerif1"/>
    </style:style>
    <style:style style:name="P32" style:family="paragraph" style:parent-style-name="Standard" style:list-style-name="L1">
      <style:paragraph-properties fo:margin-left="0in" fo:margin-right="0in" fo:text-indent="0in" style:auto-text-indent="false"/>
      <style:text-properties style:font-name="FreeSerif1"/>
    </style:style>
    <style:style style:name="P33" style:family="paragraph" style:parent-style-name="Standard" style:list-style-name="L2">
      <style:paragraph-properties fo:margin-left="0in" fo:margin-right="0in" fo:text-indent="0in" style:auto-text-indent="false"/>
      <style:text-properties style:font-name="FreeSerif1" fo:font-size="12pt" style:font-size-asian="12pt" style:font-size-complex="12pt"/>
    </style:style>
    <style:style style:name="P34" style:family="paragraph" style:parent-style-name="Heading_20_4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background-color="#ff0000" loext:char-shading-value="0" style:font-size-asian="8pt" style:font-size-complex="8pt"/>
    </style:style>
    <style:style style:name="T4" style:family="text">
      <style:text-properties style:font-name="FreeSerif1"/>
    </style:style>
    <style:style style:name="T5" style:family="text">
      <style:text-properties style:font-name="FreeSerif1" fo:font-size="8pt" style:font-size-asian="8pt" style:font-size-complex="8pt"/>
    </style:style>
    <style:style style:name="T6" style:family="text">
      <style:text-properties style:font-name="FreeSerif1" fo:font-size="12pt" style:font-size-asian="12pt" style:font-size-complex="12pt"/>
    </style:style>
    <style:style style:name="T7" style:family="text">
      <style:text-properties style:font-name="FreeSerif1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DejaVu Sans" style:font-name-asian="DejaVu Sans" style:font-name-complex="DejaVu San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ff0000" loext:char-shading-value="0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Elemi mágia</text:h>
      <text:p text:style-name="P8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 table:style-name="Táblázat2.1">
          <table:table-cell table:style-name="Táblázat2.A1" office:value-type="string">
            <text:p text:style-name="P13">Képzettség</text:p>
          </table:table-cell>
          <table:table-cell table:style-name="Táblázat2.A1" office:value-type="string">
            <text:p text:style-name="P13">Követelmény</text:p>
          </table:table-cell>
          <table:table-cell table:style-name="Táblázat2.C1" office:value-type="string">
            <text:p text:style-name="P13">Bónusz, Megjegyzés</text:p>
          </table:table-cell>
        </table:table-row>
        <table:table-row>
          <table:table-cell table:style-name="Táblázat2.A2" office:value-type="string">
            <text:p text:style-name="P11">1.szint</text:p>
          </table:table-cell>
          <table:table-cell table:style-name="Táblázat2.A2" office:value-type="string">
            <text:p text:style-name="P11">Önuralom: 0</text:p>
          </table:table-cell>
          <table:table-cell table:style-name="Táblázat2.C2" office:value-type="string">
            <text:p text:style-name="P10">1-4.szintig csak elméleti ismeret.</text:p>
          </table:table-cell>
        </table:table-row>
        <table:table-row>
          <table:table-cell table:style-name="Táblázat2.A2" office:value-type="string">
            <text:p text:style-name="P11">4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2">Már varázsolhat Elemi mágia mozaikokból a tanuló.</text:p>
          </table:table-cell>
        </table:table-row>
        <table:table-row>
          <table:table-cell table:style-name="Táblázat2.A2" office:value-type="string">
            <text:p text:style-name="P11">6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már idézhet elementált.</text:p>
          </table:table-cell>
        </table:table-row>
        <table:table-row>
          <table:table-cell table:style-name="Táblázat2.A2" office:value-type="string">
            <text:p text:style-name="P11">9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képes kommunikálni egy választott sík lényeivel.*</text:p>
            <text:p text:style-name="P21"><text:span text:style-name="T10">→</text:span> Külön fortély felvehető: „Elemi sík nyelve” (plusz választott nyelv)</text:p>
          </table:table-cell>
        </table:table-row>
        <table:table-row>
          <table:table-cell table:style-name="Táblázat2.A2" office:value-type="string">
            <text:p text:style-name="P11">12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5">A varázsló megpróbálhat síkurat idézni</text:p>
          </table:table-cell>
        </table:table-row>
        <table:table-row>
          <table:table-cell table:style-name="Táblázat2.A2" office:value-type="string">
            <text:p text:style-name="P11">15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7" office:value-type="string">
            <text:p text:style-name="P14">???</text:p>
          </table:table-cell>
        </table:table-row>
      </table:table>
      <text:p text:style-name="P8"/>
      <text:p text:style-name="Text_20_body"/>
      <text:h text:style-name="P25" text:outline-level="3">Formulák</text:h>
      <text:p text:style-name="P9">TODO: Bevezető</text:p>
      <text:h text:style-name="Heading_20_4" text:outline-level="4">Őselem idézése</text:h>
      <text:p text:style-name="P1">Mana: 6/E <text:s/><text:span text:style-name="T1">(ha limitáljuk majd a max elvarázsolható manát, akkor ezt is csökkenjük kb a 2/3-ára)</text:span></text:p>
      <text:p text:style-name="P1">Nehézség: 6</text:p>
      <text:p text:style-name="P1">Időtartam<text:span text:style-name="T4">: 1 kör </text:span><text:span text:style-name="T5">(kérdéses még, hogy az időtartam kitolás hogy menjen)</text:span>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12">Formák</text:p>
          </table:table-cell>
          <table:table-cell table:style-name="Táblázat1.B1" office:value-type="string">
            <text:p text:style-name="P13">+Nehézség</text:p>
          </table:table-cell>
          <table:table-cell table:style-name="Táblázat1.C5" office:value-type="string">
            <text:p text:style-name="P10"/>
          </table:table-cell>
          <table:table-cell table:style-name="Táblázat1.A1" office:value-type="string">
            <text:p text:style-name="P12">Irányítás<text:span text:style-name="T1"> <text:line-break/></text:span><text:span text:style-name="T2">(ahol a forma szerint értelmezhető)</text:span></text:p>
          </table:table-cell>
          <table:table-cell table:style-name="Táblázat1.A1" office:value-type="string">
            <text:p text:style-name="P13">+Nehézség</text:p>
          </table:table-cell>
          <table:table-cell table:style-name="Táblázat1.B1" office:value-type="string">
            <text:p text:style-name="P13">Támadó érték</text:p>
            <text:p text:style-name="P20">(alap VÉ számít)</text:p>
          </table:table-cell>
        </table:table-row>
        <table:table-row>
          <table:table-cell table:style-name="Táblázat1.A2" office:value-type="string">
            <text:p text:style-name="P10">Alapvető formák</text:p>
            <text:p text:style-name="P21">(gömb, nyíl, kitörés, szőnyeg, fal)</text:p>
          </table:table-cell>
          <table:table-cell table:style-name="Táblázat1.B2" office:value-type="string">
            <text:p text:style-name="P11">+0</text:p>
          </table:table-cell>
          <table:table-cell table:style-name="Táblázat1.C5" office:value-type="string">
            <text:p text:style-name="P10"/>
          </table:table-cell>
          <table:table-cell table:style-name="Táblázat1.A2" office:value-type="string">
            <text:p text:style-name="P10">Lassú mozgatás</text:p>
          </table:table-cell>
          <table:table-cell table:style-name="Táblázat1.A2" office:value-type="string">
            <text:p text:style-name="P11">+1</text:p>
          </table:table-cell>
          <table:table-cell table:style-name="Táblázat1.B2" office:value-type="string">
            <text:p text:style-name="P11">TÉ=50</text:p>
          </table:table-cell>
        </table:table-row>
        <table:table-row>
          <table:table-cell table:style-name="Táblázat1.A2" office:value-type="string">
            <text:p text:style-name="P10">Haladó formák</text:p>
            <text:p text:style-name="P21">(aura, sátor, zápor, csóva, kard)</text:p>
          </table:table-cell>
          <table:table-cell table:style-name="Táblázat1.B2" office:value-type="string">
            <text:p text:style-name="P11">+3</text:p>
          </table:table-cell>
          <table:table-cell table:style-name="Táblázat1.C5" office:value-type="string">
            <text:p text:style-name="P10"/>
          </table:table-cell>
          <table:table-cell table:style-name="Táblázat1.A2" office:value-type="string">
            <text:p text:style-name="P10">Gyors mozgatás</text:p>
          </table:table-cell>
          <table:table-cell table:style-name="Táblázat1.A2" office:value-type="string">
            <text:p text:style-name="P11">+3</text:p>
          </table:table-cell>
          <table:table-cell table:style-name="Táblázat1.B2" office:value-type="string">
            <text:p text:style-name="P11">TÉ=100</text:p>
          </table:table-cell>
        </table:table-row>
        <table:table-row>
          <table:table-cell table:style-name="Táblázat1.A2" office:value-type="string">
            <text:p text:style-name="P10">Szabad formák</text:p>
          </table:table-cell>
          <table:table-cell table:style-name="Táblázat1.B2" office:value-type="string">
            <text:p text:style-name="P11">+6<text:line-break/><text:span text:style-name="T3">(lehet h túl szigorú?)</text:span></text:p>
          </table:table-cell>
          <table:table-cell table:style-name="Táblázat1.C5" office:value-type="string">
            <text:p text:style-name="P10"/>
          </table:table-cell>
          <table:table-cell table:style-name="Táblázat1.A2" office:value-type="string">
            <text:p text:style-name="P10">Villámgyors mozgatás</text:p>
          </table:table-cell>
          <table:table-cell table:style-name="Táblázat1.A2" office:value-type="string">
            <text:p text:style-name="P11">+8</text:p>
          </table:table-cell>
          <table:table-cell table:style-name="Táblázat1.B2" office:value-type="string">
            <text:p text:style-name="P11">TÉ=150</text:p>
          </table:table-cell>
        </table:table-row>
        <table:table-row>
          <table:table-cell table:style-name="Táblázat1.A2" office:value-type="string">
            <text:p text:style-name="P10">Forma szétválasztása több részre</text:p>
          </table:table-cell>
          <table:table-cell table:style-name="Táblázat1.B2" office:value-type="string">
            <text:p text:style-name="P11">+3/rész</text:p>
          </table:table-cell>
          <table:table-cell table:style-name="Táblázat1.C5" office:value-type="string">
            <text:p text:style-name="P10"/>
          </table:table-cell>
          <table:table-cell table:style-name="Táblázat1.D5" office:value-type="string">
            <text:p text:style-name="P22">Esetleg lehetne átmenetesebb... de az exponenciális jelleget meg kéne őrizni</text:p>
          </table:table-cell>
          <table:table-cell table:style-name="Táblázat1.E5" office:value-type="string">
            <text:p text:style-name="P19">Összpontosítás próba nehézsége is nő</text:p>
          </table:table-cell>
          <table:table-cell table:style-name="Táblázat1.F5" office:value-type="string">
            <text:p text:style-name="P11"/>
          </table:table-cell>
        </table:table-row>
      </table:table>
      <text:p text:style-name="P1"/>
      <text:p text:style-name="P29"><text:span text:style-name="T15">Formák mérete és erőssége</text:span>: ha ez értelmezhető, akkor a formák méreténél a legnagyobb átmérőre vonatkoztatunk. Maximálisan annyi méter lehet a legnagyobb átmérő, mint amekkora a mozaik <text:span text:style-name="T11">Erőssége</text:span>. Viszont, ha növeljük az átmérőt, akkor az erősség is megoszlik a területen.</text:p>
      <text:p text:style-name="P28"><text:span text:style-name="T8">Példa</text:span>: egy 3 méter magas tűzfalat hoz létre 6E-vel a varázsló. A tűzfal hatása ekkor 2E-nek felel meg.</text:p>
      <text:p text:style-name="P30"><text:span text:style-name="T9">Sebződés</text:span>: <text:span text:style-name="T6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1"/>
      <text:p text:style-name="P3">Példavarázslatok</text:p>
      <text:p text:style-name="P7">Gyors tűzgolyó</text:p>
      <text:list xml:id="list3900246622537005942" text:style-name="L1">
        <text:list-item>
          <text:p text:style-name="P27">E: <text:span text:style-name="T11">befektetett manától függ</text:span></text:p>
        </text:list-item>
        <text:list-item>
          <text:p text:style-name="P27">Nehézség: 6 + 0 (gömb) + 3 (gyors) = 9</text:p>
        </text:list-item>
        <text:list-item>
          <text:p text:style-name="P27">TÉ=100</text:p>
        </text:list-item>
      </text:list>
      <text:p text:style-name="P1"/>
      <text:p text:style-name="P2">Veszedelmes 2 fejű tűzsárkány</text:p>
      <text:list xml:id="list155532365900684" text:continue-list="list3900246622537005942" text:style-name="L1">
        <text:list-item text:start-value="1">
          <text:p text:style-name="P27">E: <text:span text:style-name="T11">befektetett manától függ</text:span></text:p>
        </text:list-item>
        <text:list-item>
          <text:p text:style-name="P27">Nehézség: 6 + 6 (szabad forma) + 3 (két fej = 2 rész) + 3 (gyors) = 18</text:p>
        </text:list-item>
        <text:list-item>
          <text:p text:style-name="P31">+1 fej még +3-al emelné a nehézséget</text:p>
        </text:list-item>
        <text:list-item>
          <text:p text:style-name="P31">A sárkány irányításához Összpontosítás próba is dobatható (KM határozza meg a célszámot)</text:p>
        </text:list-item>
        <text:list-item>
          <text:p text:style-name="P32">TÉ=100</text:p>
        </text:list-item>
      </text:list>
      <text:p text:style-name="P4"/>
      <text:p text:style-name="P7">Lecsapó tűzkígyó</text:p>
      <text:list xml:id="list155532029587851" text:continue-list="list155532365900684" text:style-name="L1">
        <text:list-item text:start-value="1">
          <text:p text:style-name="P27">E: befektetett manától függ</text:p>
        </text:list-item>
        <text:list-item>
          <text:p text:style-name="P32">Nehézség: 6 + 6 (szabad forma) + 8 (villámgyors) = 20</text:p>
        </text:list-item>
        <text:list-item>
          <text:p text:style-name="P32"><text:soft-page-break/>TÉ=150</text:p>
        </text:list-item>
      </text:list>
      <text:p text:style-name="P4"/>
      <text:h text:style-name="Heading_20_4" text:outline-level="4">Elementál idézése</text:h>
      <text:p text:style-name="P1">Mana: <text:span text:style-name="T13">lénytől függ, lásd a táblázatot</text:span></text:p>
      <text:p text:style-name="P1">Nehézség: <text:span text:style-name="T7">lénytől függ, lásd a táblázatot</text:span></text:p>
      <text:p text:style-name="P1">Időtartam: <text:span text:style-name="T12">???</text:span></text:p>
      <text:p text:style-name="P1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column table:style-name="Táblázat3.G"/>
        <table:table-row>
          <table:table-cell table:style-name="Táblázat3.A1" office:value-type="string">
            <text:p text:style-name="P13">Elementál</text:p>
          </table:table-cell>
          <table:table-cell table:style-name="Táblázat3.A1" office:value-type="string">
            <text:p text:style-name="P13">Mana</text:p>
          </table:table-cell>
          <table:table-cell table:style-name="Táblázat3.C1" office:value-type="string">
            <text:p text:style-name="P13">Nehézség</text:p>
          </table:table-cell>
          <table:table-cell table:style-name="Táblázat3.D1" office:value-type="string">
            <text:p text:style-name="P17"/>
          </table:table-cell>
          <table:table-cell table:style-name="Táblázat3.A1" office:value-type="string">
            <text:p text:style-name="P13">Körülmény</text:p>
          </table:table-cell>
          <table:table-cell table:style-name="Táblázat3.F1" office:value-type="string">
            <text:p text:style-name="P13">+Nehézség</text:p>
          </table:table-cell>
          <table:table-cell table:style-name="Táblázat3.D1" office:value-type="string">
            <text:p text:style-name="P17"/>
          </table:table-cell>
        </table:table-row>
        <table:table-row>
          <table:table-cell table:style-name="Táblázat3.A2" office:value-type="string">
            <text:p text:style-name="P10">Szolga</text:p>
          </table:table-cell>
          <table:table-cell table:style-name="Táblázat3.A2" office:value-type="string">
            <text:p text:style-name="P11">10</text:p>
          </table:table-cell>
          <table:table-cell table:style-name="Táblázat3.C5" office:value-type="string">
            <text:p text:style-name="P16">10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Harcos</text:p>
          </table:table-cell>
          <table:table-cell table:style-name="Táblázat3.A2" office:value-type="string">
            <text:p text:style-name="P11">40</text:p>
          </table:table-cell>
          <table:table-cell table:style-name="Táblázat3.C5" office:value-type="string">
            <text:p text:style-name="P16">14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Fejedelem</text:p>
          </table:table-cell>
          <table:table-cell table:style-name="Táblázat3.A2" office:value-type="string">
            <text:p text:style-name="P11">70</text:p>
          </table:table-cell>
          <table:table-cell table:style-name="Táblázat3.C5" office:value-type="string">
            <text:p text:style-name="P16">17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Síkúr</text:p>
          </table:table-cell>
          <table:table-cell table:style-name="Táblázat3.A2" office:value-type="string">
            <text:p text:style-name="P11">100</text:p>
          </table:table-cell>
          <table:table-cell table:style-name="Táblázat3.C5" office:value-type="string">
            <text:p text:style-name="P16">20</text:p>
          </table:table-cell>
          <table:table-cell table:style-name="Táblázat3.D5" office:value-type="string">
            <text:p text:style-name="P23"/>
          </table:table-cell>
          <table:table-cell table:style-name="Táblázat3.E5" office:value-type="string">
            <text:p text:style-name="P11"/>
          </table:table-cell>
          <table:table-cell table:style-name="Táblázat3.F5" office:value-type="string">
            <text:p text:style-name="P11"/>
          </table:table-cell>
          <table:table-cell table:style-name="Táblázat3.G5" office:value-type="string">
            <text:p text:style-name="P11"/>
          </table:table-cell>
        </table:table-row>
      </table:table>
      <text:p text:style-name="P1"/>
      <text:p text:style-name="P5">A megidézett elementálokra mentálisan, vagy asztrálisan hatni a következő követelményekkel lehet:</text:p>
      <text:list xml:id="list1924149141021568579" text:style-name="L2">
        <text:list-item>
          <text:p text:style-name="P33">Elemi mágia – 9.szint</text:p>
        </text:list-item>
        <text:list-item>
          <text:p text:style-name="P33">Mentál/Asztrálmágia – 9.szint</text:p>
        </text:list-item>
      </text:list>
      <text:p text:style-name="P4"/>
      <text:p text:style-name="P4"/>
      <text:p text:style-name="Text_20_body"/>
      <text:h text:style-name="P34" text:outline-level="4">Elementál űzése</text:h>
      <text:p text:style-name="P1">Mana:<text:span text:style-name="T14"> </text:span><text:span text:style-name="T13">lénytől függ</text:span></text:p>
      <text:p text:style-name="P1">Nehézség:<text:span text:style-name="T14"> </text:span><text:span text:style-name="T13">lénytől függ</text:span></text:p>
      <text:p text:style-name="P1">Időtartam: <text:span text:style-name="T12">???</text:span></text:p>
      <text:p text:style-name="P1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column table:style-name="Táblázat4.F"/>
        <table:table-column table:style-name="Táblázat4.G"/>
        <table:table-row>
          <table:table-cell table:style-name="Táblázat4.A1" office:value-type="string">
            <text:p text:style-name="P13">Elementál</text:p>
          </table:table-cell>
          <table:table-cell table:style-name="Táblázat4.A1" office:value-type="string">
            <text:p text:style-name="P13">Mana</text:p>
          </table:table-cell>
          <table:table-cell table:style-name="Táblázat4.C1" office:value-type="string">
            <text:p text:style-name="P13">Nehézség</text:p>
          </table:table-cell>
          <table:table-cell table:style-name="Táblázat4.D1" office:value-type="string">
            <text:p text:style-name="P17"/>
          </table:table-cell>
          <table:table-cell table:style-name="Táblázat4.A1" office:value-type="string">
            <text:p text:style-name="P13">Körülmény</text:p>
          </table:table-cell>
          <table:table-cell table:style-name="Táblázat4.F1" office:value-type="string">
            <text:p text:style-name="P13">+Nehézség</text:p>
          </table:table-cell>
          <table:table-cell table:style-name="Táblázat4.D1" office:value-type="string">
            <text:p text:style-name="P17"/>
          </table:table-cell>
        </table:table-row>
        <table:table-row>
          <table:table-cell table:style-name="Táblázat4.A2" office:value-type="string">
            <text:p text:style-name="P10">Szolga</text:p>
          </table:table-cell>
          <table:table-cell table:style-name="Táblázat4.A2" office:value-type="string">
            <text:p text:style-name="P18">20</text:p>
          </table:table-cell>
          <table:table-cell table:style-name="Táblázat4.C5" office:value-type="string">
            <text:p text:style-name="P16">12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aradni akar</text:p>
          </table:table-cell>
          <table:table-cell table:style-name="Táblázat4.F2" office:value-type="string">
            <text:p text:style-name="P11">+3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Harcos</text:p>
          </table:table-cell>
          <table:table-cell table:style-name="Táblázat4.A2" office:value-type="string">
            <text:p text:style-name="P18">60</text:p>
          </table:table-cell>
          <table:table-cell table:style-name="Táblázat4.C5" office:value-type="string">
            <text:p text:style-name="P16">16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enni akar</text:p>
          </table:table-cell>
          <table:table-cell table:style-name="Táblázat4.F2" office:value-type="string">
            <text:p text:style-name="P11">+0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Fejedelem</text:p>
          </table:table-cell>
          <table:table-cell table:style-name="Táblázat4.A2" office:value-type="string">
            <text:p text:style-name="P18">90</text:p>
          </table:table-cell>
          <table:table-cell table:style-name="Táblázat4.C5" office:value-type="string">
            <text:p text:style-name="P16">19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/>
          </table:table-cell>
          <table:table-cell table:style-name="Táblázat4.F2" office:value-type="string">
            <text:p text:style-name="P11"/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Síkúr</text:p>
          </table:table-cell>
          <table:table-cell table:style-name="Táblázat4.A2" office:value-type="string">
            <text:p text:style-name="P18">120</text:p>
          </table:table-cell>
          <table:table-cell table:style-name="Táblázat4.C5" office:value-type="string">
            <text:p text:style-name="P16">22</text:p>
          </table:table-cell>
          <table:table-cell table:style-name="Táblázat4.D5" office:value-type="string">
            <text:p text:style-name="P23"/>
          </table:table-cell>
          <table:table-cell table:style-name="Táblázat4.E5" office:value-type="string">
            <text:p text:style-name="P11"/>
          </table:table-cell>
          <table:table-cell table:style-name="Táblázat4.F5" office:value-type="string">
            <text:p text:style-name="P11"/>
          </table:table-cell>
          <table:table-cell table:style-name="Táblázat4.G5" office:value-type="string">
            <text:p text:style-name="P11"/>
          </table:table-cell>
        </table:table-row>
      </table:table>
      <text:p text:style-name="Text_20_body"/>
      <text:p text:style-name="Text_20_body"/>
      <text:p text:style-name="Text_20_body"/>
      <text:h text:style-name="Heading_20_4" text:outline-level="4">Őselem megkötése anyagban</text:h>
      <text:p text:style-name="P9">TODO</text:p>
      <text:p text:style-name="P6">Magas szinten ennél jönne elő pl. a tűzalak, vízalak, földalak, légies alak</text:p>
      <text:p text:style-name="Text_20_body">(ez azért jó, mert pl. a Vulgármágiában van sima tűzalak, ami könnyebb is, de célvarázslat, míg itt sokkal szabadabb a varázsló, de nagyobb a varázslat költsége.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1" svg:font-family="FreeSerif" style:font-family-generic="roman" style:font-pitch="variable"/>
    <style:font-face style:name="FreeSerif" svg:font-family="FreeSerif" style:font-adornments="Félkövér dőlt" style:font-family-generic="roman" style:font-pitch="variable"/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11in 0.0311in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#808080 0.0311in 0.0311in"/>
      <style:text-properties style:font-name="Arial" fo:font-family="Arial" style:font-style-name="Félkövér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style:shadow="#808080 0.0193in 0.0193in"/>
      <style:text-properties style:font-name="FreeSerif" fo:font-family="FreeSerif" style:font-style-name="Félkövér dőlt" style:font-family-generic="roman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language>hu-HU</dc:language>
    <meta:editing-cycles>3</meta:editing-cycles>
    <meta:editing-duration>PT8M16S</meta:editing-duration>
    <dc:date>2015-05-05T15:55:30.497000000</dc:date>
    <meta:document-statistic meta:table-count="4" meta:image-count="0" meta:object-count="0" meta:page-count="4" meta:paragraph-count="127" meta:word-count="513" meta:character-count="3185" meta:non-whitespace-character-count="2808"/>
    <meta:user-defined meta:name="Info 1"/>
    <meta:user-defined meta:name="Info 2"/>
    <meta:user-defined meta:name="Info 3"/>
    <meta:user-defined meta:name="Info 4"/>
  </office:meta>
</office:document-meta>
</file>